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6.02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ou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T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I/O/…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chema-naam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(A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Output = 0</text:p>
          </table:table-cell>
          <table:table-cell table:formula="of:=NUMBERVALUE(MID([.D2];2;3)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HEATER_1_PIN</text:p>
          </table:table-cell>
          <table:table-cell office:value-type="string" calcext:value-type="string">
            <text:p>Output = 0</text:p>
          </table:table-cell>
          <table:table-cell table:formula="of:=NUMBERVALUE(MID([.D3];2;3))" office:value-type="float" office:value="36" calcext:value-type="float">
            <text:p>36</text:p>
          </table:table-cell>
          <table:table-cell office:value-type="string" calcext:value-type="string">
            <text:p>HEAT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4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4];2;3))" office:value-type="float" office:value="18" calcext:value-type="float">
            <text:p>18</text:p>
          </table:table-cell>
          <table:table-cell office:value-type="string" calcext:value-type="string">
            <text:p>Raspberry Pi TX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rpi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10 - OTG</text:p>
          </table:table-cell>
          <table:table-cell table:formula="of:=NUMBERVALUE(MID([.D5];2;3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10 - OTG</text:p>
          </table:table-cell>
          <table:table-cell table:formula="of:=NUMBERVALUE(MID([.D6];2;3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formula="of:=NUMBERVALUE(MID([.D7];2;3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formula="of:=NUMBERVALUE(MID([.D8];2;3)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BTN_ENC</text:p>
          </table:table-cell>
          <table:table-cell office:value-type="string" calcext:value-type="string">
            <text:p>Input <text:s/>= 1</text:p>
          </table:table-cell>
          <table:table-cell table:formula="of:=NUMBERVALUE(MID([.D9];2;3))" office:value-type="float" office:value="23" calcext:value-type="float">
            <text:p>23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(A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HEATER_BED_PIN</text:p>
          </table:table-cell>
          <table:table-cell office:value-type="string" calcext:value-type="string">
            <text:p>protected</text:p>
          </table:table-cell>
          <table:table-cell table:formula="of:=NUMBERVALUE(MID([.D10];2;3))" office:value-type="float" office:value="37" calcext:value-type="float">
            <text:p>37</text:p>
          </table:table-cell>
          <table:table-cell office:value-type="string" calcext:value-type="string">
            <text:p>HEAT_BED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HOT BED OUT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(A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1];2;3))" office:value-type="float" office:value="38" calcext:value-type="float">
            <text:p>38</text:p>
          </table:table-cell>
          <table:table-cell office:value-type="string" calcext:value-type="string">
            <text:p>TEMP_M1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(A4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SDSS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2];2;3)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(A5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DOGLCD_SCK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3];2;3)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(A6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MISO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4];2;3)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(A7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DOGLCD_MOSI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5];2;3)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LCD_PINS_RS</text:p>
          </table:table-cell>
          <table:table-cell office:value-type="string" calcext:value-type="string">
            <text:p>Output = 0</text:p>
          </table:table-cell>
          <table:table-cell table:formula="of:=NUMBERVALUE(MID([.D16];2;3))" office:value-type="float" office:value="16" calcext:value-type="float">
            <text:p>16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7];2;3))" office:value-type="float" office:value="17" calcext:value-type="float">
            <text:p>17</text:p>
          </table:table-cell>
          <table:table-cell office:value-type="string" calcext:value-type="string">
            <text:p>Raspberry Pi RX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rpi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(A8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3</text:p>
          </table:table-cell>
          <table:table-cell office:value-type="string" calcext:value-type="string">
            <text:p>HEATER_2_PIN</text:p>
          </table:table-cell>
          <table:table-cell office:value-type="string" calcext:value-type="string">
            <text:p>Output = 0</text:p>
          </table:table-cell>
          <table:table-cell table:formula="of:=NUMBERVALUE(MID([.D18];2;3))" office:value-type="float" office:value="43" calcext:value-type="float">
            <text:p>43</text:p>
          </table:table-cell>
          <table:table-cell office:value-type="string" calcext:value-type="string">
            <text:p>HEAT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2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(A9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HEATER_0_PIN</text:p>
          </table:table-cell>
          <table:table-cell office:value-type="string" calcext:value-type="string">
            <text:p>protected</text:p>
          </table:table-cell>
          <table:table-cell table:formula="of:=NUMBERVALUE(MID([.D19];2;3))" office:value-type="float" office:value="44" calcext:value-type="float">
            <text:p>44</text:p>
          </table:table-cell>
          <table:table-cell office:value-type="string" calcext:value-type="string">
            <text:p>HEAT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80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20];2;3))" office:value-type="float" office:value="6" calcext:value-type="float">
            <text:p>6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ERVO0_PIN</text:p>
          </table:table-cell>
          <table:table-cell office:value-type="string" calcext:value-type="string">
            <text:p>Input <text:s/>= 1</text:p>
          </table:table-cell>
          <table:table-cell table:formula="of:=NUMBERVALUE(MID([.D21];2;3))" office:value-type="float" office:value="7" calcext:value-type="float">
            <text:p>7</text:p>
          </table:table-cell>
          <table:table-cell office:value-type="string" calcext:value-type="string">
            <text:p>BL Touch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4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22];2;3))" office:value-type="float" office:value="8" calcext:value-type="float">
            <text:p>8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23];2;3))" office:value-type="float" office:value="9" calcext:value-type="float">
            <text:p>9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24];2;3))" office:value-type="float" office:value="10" calcext:value-type="float">
            <text:p>10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25];2;3))" office:value-type="float" office:value="11" calcext:value-type="float">
            <text:p>11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26];2;3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TMC_SW_SCK</text:p>
          </table:table-cell>
          <table:table-cell office:value-type="string" calcext:value-type="string">
            <text:p>Output = 1</text:p>
          </table:table-cell>
          <table:table-cell table:formula="of:=NUMBERVALUE(MID([.D27];2;3))" office:value-type="float" office:value="28" calcext:value-type="float">
            <text:p>28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formula="of:=NUMBERVALUE(MID([.D28];2;3)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Z_CS_PIN</text:p>
          </table:table-cell>
          <table:table-cell office:value-type="string" calcext:value-type="string">
            <text:p>protected</text:p>
          </table:table-cell>
          <table:table-cell table:formula="of:=NUMBERVALUE(MID([.D29];2;3))" office:value-type="float" office:value="30" calcext:value-type="float">
            <text:p>30</text:p>
          </table:table-cell>
          <table:table-cell office:value-type="string" calcext:value-type="string">
            <text:p>UART Z / Z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Z_SPI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TMC_SW_MISO</text:p>
          </table:table-cell>
          <table:table-cell office:value-type="string" calcext:value-type="string">
            <text:p>Input <text:s/>= 1</text:p>
          </table:table-cell>
          <table:table-cell table:formula="of:=NUMBERVALUE(MID([.D30];2;3))" office:value-type="float" office:value="31" calcext:value-type="float">
            <text:p>31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Z_DIR_PIN</text:p>
          </table:table-cell>
          <table:table-cell office:value-type="string" calcext:value-type="string">
            <text:p>protected</text:p>
          </table:table-cell>
          <table:table-cell table:formula="of:=NUMBERVALUE(MID([.D31];2;3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Z_STEP_PIN</text:p>
          </table:table-cell>
          <table:table-cell office:value-type="string" calcext:value-type="string">
            <text:p>protected</text:p>
          </table:table-cell>
          <table:table-cell table:formula="of:=NUMBERVALUE(MID([.D32];2;3))" office:value-type="float" office:value="33" calcext:value-type="float">
            <text:p>33</text:p>
          </table:table-cell>
          <table:table-cell office:value-type="string" calcext:value-type="string">
            <text:p>Z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Z_ENABLE_PIN</text:p>
          </table:table-cell>
          <table:table-cell office:value-type="string" calcext:value-type="string">
            <text:p>protected</text:p>
          </table:table-cell>
          <table:table-cell table:formula="of:=NUMBERVALUE(MID([.D33];2;3))" office:value-type="float" office:value="34" calcext:value-type="float">
            <text:p>34</text:p>
          </table:table-cell>
          <table:table-cell office:value-type="string" calcext:value-type="string">
            <text:p>Z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(A1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formula="of:=NUMBERVALUE(MID([.D34];2;3))" office:value-type="float" office:value="45" calcext:value-type="float">
            <text:p>45</text:p>
          </table:table-cell>
          <table:table-cell office:value-type="string" calcext:value-type="string">
            <text:p>TEMP_BED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29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(A1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formula="of:=NUMBERVALUE(MID([.D35];2;3))" office:value-type="float" office:value="46" calcext:value-type="float">
            <text:p>46</text:p>
          </table:table-cell>
          <table:table-cell office:value-type="string" calcext:value-type="string">
            <text:p>TEMP_E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35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LCD_PINS_ENABLE</text:p>
          </table:table-cell>
          <table:table-cell office:value-type="string" calcext:value-type="string">
            <text:p>Output = 0</text:p>
          </table:table-cell>
          <table:table-cell table:formula="of:=NUMBERVALUE(MID([.D36];2;3))" office:value-type="float" office:value="24" calcext:value-type="float">
            <text:p>24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BEEPER_PIN</text:p>
          </table:table-cell>
          <table:table-cell office:value-type="string" calcext:value-type="string">
            <text:p>Output = 0</text:p>
          </table:table-cell>
          <table:table-cell table:formula="of:=NUMBERVALUE(MID([.D37];2;3))" office:value-type="float" office:value="25" calcext:value-type="float">
            <text:p>25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E2_CS_PIN</text:p>
          </table:table-cell>
          <table:table-cell office:value-type="string" calcext:value-type="string">
            <text:p>Input <text:s/>= 1</text:p>
          </table:table-cell>
          <table:table-cell table:formula="of:=NUMBERVALUE(MID([.D38];2;3))" office:value-type="float" office:value="26" calcext:value-type="float">
            <text:p>26</text:p>
          </table:table-cell>
          <table:table-cell office:value-type="string" calcext:value-type="string">
            <text:p>UART E2 / E2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2_SPI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Y_MIN_PIN</text:p>
          </table:table-cell>
          <table:table-cell office:value-type="string" calcext:value-type="string">
            <text:p>protected</text:p>
          </table:table-cell>
          <table:table-cell table:formula="of:=NUMBERVALUE(MID([.D39];2;3))" office:value-type="float" office:value="0" calcext:value-type="float">
            <text:p>0</text:p>
          </table:table-cell>
          <table:table-cell office:value-type="string" calcext:value-type="string">
            <text:p>Y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1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X_CS_PIN</text:p>
          </table:table-cell>
          <table:table-cell office:value-type="string" calcext:value-type="string">
            <text:p>protected</text:p>
          </table:table-cell>
          <table:table-cell table:formula="of:=NUMBERVALUE(MID([.D40];2;3))" office:value-type="float" office:value="1" calcext:value-type="float">
            <text:p>1</text:p>
          </table:table-cell>
          <table:table-cell office:value-type="string" calcext:value-type="string">
            <text:p>UART X / X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X_SPI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X_STEP_PIN</text:p>
          </table:table-cell>
          <table:table-cell office:value-type="string" calcext:value-type="string">
            <text:p>protected</text:p>
          </table:table-cell>
          <table:table-cell table:formula="of:=NUMBERVALUE(MID([.D41];2;3))" office:value-type="float" office:value="2" calcext:value-type="float">
            <text:p>2</text:p>
          </table:table-cell>
          <table:table-cell office:value-type="string" calcext:value-type="string">
            <text:p>X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(A1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formula="of:=NUMBERVALUE(MID([.D42];2;3))" office:value-type="float" office:value="47" calcext:value-type="float">
            <text:p>47</text:p>
          </table:table-cell>
          <table:table-cell office:value-type="string" calcext:value-type="string">
            <text:p>TEMP_E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37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(A1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43];2;3))" office:value-type="float" office:value="48" calcext:value-type="float">
            <text:p>48</text:p>
          </table:table-cell>
          <table:table-cell office:value-type="string" calcext:value-type="string">
            <text:p>TEMP_E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5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(A14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44];2;3)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(A15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45];2;3))" office:value-type="float" office:value="50" calcext:value-type="float">
            <text:p>50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46];2;3))" office:value-type="float" office:value="12" calcext:value-type="float">
            <text:p>12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47];2;3))" office:value-type="float" office:value="13" calcext:value-type="float">
            <text:p>13</text:p>
          </table:table-cell>
          <table:table-cell office:value-type="string" calcext:value-type="string">
            <text:p>Z-DIR / 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AN2_PIN</text:p>
          </table:table-cell>
          <table:table-cell office:value-type="string" calcext:value-type="string">
            <text:p>protected</text:p>
          </table:table-cell>
          <table:table-cell table:formula="of:=NUMBERVALUE(MID([.D48];2;3))" office:value-type="float" office:value="14" calcext:value-type="float">
            <text:p>14</text:p>
          </table:table-cell>
          <table:table-cell office:value-type="string" calcext:value-type="string">
            <text:p>FAN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7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FAN6_PIN</text:p>
          </table:table-cell>
          <table:table-cell office:value-type="string" calcext:value-type="string">
            <text:p>protected</text:p>
          </table:table-cell>
          <table:table-cell table:formula="of:=NUMBERVALUE(MID([.D49];2;3))" office:value-type="float" office:value="15" calcext:value-type="float">
            <text:p>15</text:p>
          </table:table-cell>
          <table:table-cell office:value-type="string" calcext:value-type="string">
            <text:p>FAN_M4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1</text:p>
          </table:table-cell>
          <table:table-cell office:value-type="string" calcext:value-type="string">
            <text:p>E2_DIR_PIN</text:p>
          </table:table-cell>
          <table:table-cell office:value-type="string" calcext:value-type="string">
            <text:p>Output = 0</text:p>
          </table:table-cell>
          <table:table-cell table:formula="of:=NUMBERVALUE(MID([.D50];2;3))" office:value-type="float" office:value="81" calcext:value-type="float">
            <text:p>81</text:p>
          </table:table-cell>
          <table:table-cell office:value-type="string" calcext:value-type="string">
            <text:p>E2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E2_STEP_PIN</text:p>
          </table:table-cell>
          <table:table-cell office:value-type="string" calcext:value-type="string">
            <text:p>Input <text:s/>= 1</text:p>
          </table:table-cell>
          <table:table-cell table:formula="of:=NUMBERVALUE(MID([.D51];2;3))" office:value-type="float" office:value="82" calcext:value-type="float">
            <text:p>82</text:p>
          </table:table-cell>
          <table:table-cell office:value-type="string" calcext:value-type="string">
            <text:p>E2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BTN_EN1</text:p>
          </table:table-cell>
          <table:table-cell office:value-type="string" calcext:value-type="string">
            <text:p>Input <text:s/>= 1</text:p>
          </table:table-cell>
          <table:table-cell table:formula="of:=NUMBERVALUE(MID([.D52];2;3))" office:value-type="float" office:value="75" calcext:value-type="float">
            <text:p>75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E4_DIR_PIN</text:p>
          </table:table-cell>
          <table:table-cell office:value-type="string" calcext:value-type="string">
            <text:p>Output = 0</text:p>
          </table:table-cell>
          <table:table-cell table:formula="of:=NUMBERVALUE(MID([.D53];2;3))" office:value-type="float" office:value="76" calcext:value-type="float">
            <text:p>76</text:p>
          </table:table-cell>
          <table:table-cell office:value-type="string" calcext:value-type="string">
            <text:p>M2_DIR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7</text:p>
          </table:table-cell>
          <table:table-cell office:value-type="string" calcext:value-type="string">
            <text:p>HEATER_5_PIN</text:p>
          </table:table-cell>
          <table:table-cell office:value-type="string" calcext:value-type="string">
            <text:p>Output = 0</text:p>
          </table:table-cell>
          <table:table-cell table:formula="of:=NUMBERVALUE(MID([.D54];2;3))" office:value-type="float" office:value="77" calcext:value-type="float">
            <text:p>77</text:p>
          </table:table-cell>
          <table:table-cell office:value-type="string" calcext:value-type="string">
            <text:p>HEAT_M3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8</text:p>
          </table:table-cell>
          <table:table-cell office:value-type="string" calcext:value-type="string">
            <text:p>HEATER_4_PIN</text:p>
          </table:table-cell>
          <table:table-cell office:value-type="string" calcext:value-type="string">
            <text:p>Output = 0</text:p>
          </table:table-cell>
          <table:table-cell table:formula="of:=NUMBERVALUE(MID([.D55];2;3))" office:value-type="float" office:value="78" calcext:value-type="float">
            <text:p>78</text:p>
          </table:table-cell>
          <table:table-cell office:value-type="string" calcext:value-type="string">
            <text:p>HEAT_M2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9</text:p>
          </table:table-cell>
          <table:table-cell office:value-type="string" calcext:value-type="string">
            <text:p>E4_STEP_PIN</text:p>
          </table:table-cell>
          <table:table-cell office:value-type="string" calcext:value-type="string">
            <text:p>Input <text:s/>= 1</text:p>
          </table:table-cell>
          <table:table-cell table:formula="of:=NUMBERVALUE(MID([.D56];2;3))" office:value-type="float" office:value="79" calcext:value-type="float">
            <text:p>79</text:p>
          </table:table-cell>
          <table:table-cell office:value-type="string" calcext:value-type="string">
            <text:p>M2_STE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HEATER_3_PIN</text:p>
          </table:table-cell>
          <table:table-cell office:value-type="string" calcext:value-type="string">
            <text:p>Output = 0</text:p>
          </table:table-cell>
          <table:table-cell table:formula="of:=NUMBERVALUE(MID([.D57];2;3))" office:value-type="float" office:value="80" calcext:value-type="float">
            <text:p>80</text:p>
          </table:table-cell>
          <table:table-cell office:value-type="string" calcext:value-type="string">
            <text:p>HEAT_M1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E2_ENABLE_PIN</text:p>
          </table:table-cell>
          <table:table-cell office:value-type="string" calcext:value-type="string">
            <text:p>Output = 1</text:p>
          </table:table-cell>
          <table:table-cell table:formula="of:=NUMBERVALUE(MID([.D58];2;3))" office:value-type="float" office:value="27" calcext:value-type="float">
            <text:p>27</text:p>
          </table:table-cell>
          <table:table-cell office:value-type="string" calcext:value-type="string">
            <text:p>E2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59];2;3))" office:value-type="float" office:value="83" calcext:value-type="float">
            <text:p>83</text:p>
          </table:table-cell>
          <table:table-cell office:value-type="string" calcext:value-type="string">
            <text:p>E2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E1_CS_PIN</text:p>
          </table:table-cell>
          <table:table-cell office:value-type="string" calcext:value-type="string">
            <text:p>Input <text:s/>= 1</text:p>
          </table:table-cell>
          <table:table-cell table:formula="of:=NUMBERVALUE(MID([.D60];2;3))" office:value-type="float" office:value="84" calcext:value-type="float">
            <text:p>84</text:p>
          </table:table-cell>
          <table:table-cell office:value-type="string" calcext:value-type="string">
            <text:p>UART E1 / E1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1_SPI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E1_DIR_PIN</text:p>
          </table:table-cell>
          <table:table-cell office:value-type="string" calcext:value-type="string">
            <text:p>Output = 0</text:p>
          </table:table-cell>
          <table:table-cell table:formula="of:=NUMBERVALUE(MID([.D61];2;3))" office:value-type="float" office:value="85" calcext:value-type="float">
            <text:p>85</text:p>
          </table:table-cell>
          <table:table-cell office:value-type="string" calcext:value-type="string">
            <text:p>E1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E1_STEP_PIN</text:p>
          </table:table-cell>
          <table:table-cell office:value-type="string" calcext:value-type="string">
            <text:p>Input <text:s/>= 1</text:p>
          </table:table-cell>
          <table:table-cell table:formula="of:=NUMBERVALUE(MID([.D62];2;3))" office:value-type="float" office:value="86" calcext:value-type="float">
            <text:p>86</text:p>
          </table:table-cell>
          <table:table-cell office:value-type="string" calcext:value-type="string">
            <text:p>E1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E1_ENABLE_PIN</text:p>
          </table:table-cell>
          <table:table-cell office:value-type="string" calcext:value-type="string">
            <text:p>Output = 1</text:p>
          </table:table-cell>
          <table:table-cell table:formula="of:=NUMBERVALUE(MID([.D63];2;3))" office:value-type="float" office:value="87" calcext:value-type="float">
            <text:p>87</text:p>
          </table:table-cell>
          <table:table-cell office:value-type="string" calcext:value-type="string">
            <text:p>E1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</table:table-row>
        <table:table-row table:style-name="ro1"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64];2;3)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65];2;3)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Z_MIN_PIN</text:p>
          </table:table-cell>
          <table:table-cell office:value-type="string" calcext:value-type="string">
            <text:p>protected</text:p>
          </table:table-cell>
          <table:table-cell table:formula="of:=NUMBERVALUE(MID([.D66];2;3))" office:value-type="float" office:value="88" calcext:value-type="float">
            <text:p>88</text:p>
          </table:table-cell>
          <table:table-cell office:value-type="string" calcext:value-type="string">
            <text:p>Z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Y_CS_PIN</text:p>
          </table:table-cell>
          <table:table-cell office:value-type="string" calcext:value-type="string">
            <text:p>protected</text:p>
          </table:table-cell>
          <table:table-cell table:formula="of:=NUMBERVALUE(MID([.D67];2;3))" office:value-type="float" office:value="89" calcext:value-type="float">
            <text:p>89</text:p>
          </table:table-cell>
          <table:table-cell office:value-type="string" calcext:value-type="string">
            <text:p>UART Y / Y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Y_SPI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E5_DIR_PIN</text:p>
          </table:table-cell>
          <table:table-cell office:value-type="string" calcext:value-type="string">
            <text:p>Input <text:s/>= 0</text:p>
          </table:table-cell>
          <table:table-cell table:formula="of:=NUMBERVALUE(MID([.D68];2;3))" office:value-type="float" office:value="67" calcext:value-type="float">
            <text:p>67</text:p>
          </table:table-cell>
          <table:table-cell office:value-type="string" calcext:value-type="string">
            <text:p>M3_DIR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8</text:p>
          </table:table-cell>
          <table:table-cell office:value-type="string" calcext:value-type="string">
            <text:p>FAN5_PIN</text:p>
          </table:table-cell>
          <table:table-cell office:value-type="string" calcext:value-type="string">
            <text:p>protected</text:p>
          </table:table-cell>
          <table:table-cell table:formula="of:=NUMBERVALUE(MID([.D69];2;3))" office:value-type="float" office:value="68" calcext:value-type="float">
            <text:p>68</text:p>
          </table:table-cell>
          <table:table-cell office:value-type="string" calcext:value-type="string">
            <text:p>FAN_M3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E5_STEP_PIN</text:p>
          </table:table-cell>
          <table:table-cell office:value-type="string" calcext:value-type="string">
            <text:p>Input <text:s/>= 1</text:p>
          </table:table-cell>
          <table:table-cell table:formula="of:=NUMBERVALUE(MID([.D70];2;3))" office:value-type="float" office:value="69" calcext:value-type="float">
            <text:p>69</text:p>
          </table:table-cell>
          <table:table-cell office:value-type="string" calcext:value-type="string">
            <text:p>M3_STE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HEATER_6_PIN</text:p>
          </table:table-cell>
          <table:table-cell office:value-type="string" calcext:value-type="string">
            <text:p>Input <text:s/>= 0</text:p>
          </table:table-cell>
          <table:table-cell table:formula="of:=NUMBERVALUE(MID([.D71];2;3))" office:value-type="float" office:value="70" calcext:value-type="float">
            <text:p>70</text:p>
          </table:table-cell>
          <table:table-cell office:value-type="string" calcext:value-type="string">
            <text:p>HEAT_M4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FAN7_PIN</text:p>
          </table:table-cell>
          <table:table-cell office:value-type="string" calcext:value-type="string">
            <text:p>protected</text:p>
          </table:table-cell>
          <table:table-cell table:formula="of:=NUMBERVALUE(MID([.D72];2;3))" office:value-type="float" office:value="71" calcext:value-type="float">
            <text:p>71</text:p>
          </table:table-cell>
          <table:table-cell office:value-type="string" calcext:value-type="string">
            <text:p>FAN_M5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E4_CS_PIN</text:p>
          </table:table-cell>
          <table:table-cell office:value-type="string" calcext:value-type="string">
            <text:p>Input <text:s/>= 1</text:p>
          </table:table-cell>
          <table:table-cell table:formula="of:=NUMBERVALUE(MID([.D73];2;3))" office:value-type="float" office:value="72" calcext:value-type="float">
            <text:p>72</text:p>
          </table:table-cell>
          <table:table-cell office:value-type="string" calcext:value-type="string">
            <text:p>M2_CS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Y_DIR_PIN</text:p>
          </table:table-cell>
          <table:table-cell office:value-type="string" calcext:value-type="string">
            <text:p>protected</text:p>
          </table:table-cell>
          <table:table-cell table:formula="of:=NUMBERVALUE(MID([.D74];2;3))" office:value-type="float" office:value="59" calcext:value-type="float">
            <text:p>59</text:p>
          </table:table-cell>
          <table:table-cell office:value-type="string" calcext:value-type="string">
            <text:p>Y-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Y_STEP_PIN</text:p>
          </table:table-cell>
          <table:table-cell office:value-type="string" calcext:value-type="string">
            <text:p>protected</text:p>
          </table:table-cell>
          <table:table-cell table:formula="of:=NUMBERVALUE(MID([.D75];2;3))" office:value-type="float" office:value="60" calcext:value-type="float">
            <text:p>60</text:p>
          </table:table-cell>
          <table:table-cell office:value-type="string" calcext:value-type="string">
            <text:p>Y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Y_ENABLE_PIN</text:p>
          </table:table-cell>
          <table:table-cell office:value-type="string" calcext:value-type="string">
            <text:p>protected</text:p>
          </table:table-cell>
          <table:table-cell table:formula="of:=NUMBERVALUE(MID([.D76];2;3))" office:value-type="float" office:value="61" calcext:value-type="float">
            <text:p>61</text:p>
          </table:table-cell>
          <table:table-cell office:value-type="string" calcext:value-type="string">
            <text:p>Y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FAN_PIN</text:p>
          </table:table-cell>
          <table:table-cell office:value-type="string" calcext:value-type="string">
            <text:p>protected</text:p>
          </table:table-cell>
          <table:table-cell table:formula="of:=NUMBERVALUE(MID([.D77];2;3))" office:value-type="float" office:value="62" calcext:value-type="float">
            <text:p>62</text:p>
          </table:table-cell>
          <table:table-cell office:value-type="string" calcext:value-type="string">
            <text:p>FAN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FAN1_PIN</text:p>
          </table:table-cell>
          <table:table-cell office:value-type="string" calcext:value-type="string">
            <text:p>protected</text:p>
          </table:table-cell>
          <table:table-cell table:formula="of:=NUMBERVALUE(MID([.D78];2;3))" office:value-type="float" office:value="63" calcext:value-type="float">
            <text:p>63</text:p>
          </table:table-cell>
          <table:table-cell office:value-type="string" calcext:value-type="string">
            <text:p>FAN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6</text:p>
          </table:table-cell>
        </table:table-row>
        <table:table-row table:style-name="ro1"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E5_CS_PIN</text:p>
          </table:table-cell>
          <table:table-cell office:value-type="string" calcext:value-type="string">
            <text:p>Input <text:s/>= 1</text:p>
          </table:table-cell>
          <table:table-cell table:formula="of:=NUMBERVALUE(MID([.D79];2;3))" office:value-type="float" office:value="64" calcext:value-type="float">
            <text:p>64</text:p>
          </table:table-cell>
          <table:table-cell office:value-type="string" calcext:value-type="string">
            <text:p>M3_SC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6_ENABLE_PIN</text:p>
          </table:table-cell>
          <table:table-cell office:value-type="string" calcext:value-type="string">
            <text:p>Input <text:s/>= 1</text:p>
          </table:table-cell>
          <table:table-cell table:formula="of:=NUMBERVALUE(MID([.D80];2;3))" office:value-type="float" office:value="65" calcext:value-type="float">
            <text:p>65</text:p>
          </table:table-cell>
          <table:table-cell office:value-type="string" calcext:value-type="string">
            <text:p>M4_EN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E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FAN4_PIN</text:p>
          </table:table-cell>
          <table:table-cell office:value-type="string" calcext:value-type="string">
            <text:p>protected</text:p>
          </table:table-cell>
          <table:table-cell table:formula="of:=NUMBERVALUE(MID([.D81];2;3))" office:value-type="float" office:value="66" calcext:value-type="float">
            <text:p>66</text:p>
          </table:table-cell>
          <table:table-cell office:value-type="string" calcext:value-type="string">
            <text:p>FAN_M2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X_DIR_PIN</text:p>
          </table:table-cell>
          <table:table-cell office:value-type="string" calcext:value-type="string">
            <text:p>protected</text:p>
          </table:table-cell>
          <table:table-cell table:formula="of:=NUMBERVALUE(MID([.D82];2;3))" office:value-type="float" office:value="90" calcext:value-type="float">
            <text:p>90</text:p>
          </table:table-cell>
          <table:table-cell office:value-type="string" calcext:value-type="string">
            <text:p>X-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X_ENABLE_PIN</text:p>
          </table:table-cell>
          <table:table-cell office:value-type="string" calcext:value-type="string">
            <text:p>protected</text:p>
          </table:table-cell>
          <table:table-cell table:formula="of:=NUMBERVALUE(MID([.D83];2;3))" office:value-type="float" office:value="91" calcext:value-type="float">
            <text:p>91</text:p>
          </table:table-cell>
          <table:table-cell office:value-type="string" calcext:value-type="string">
            <text:p>X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</table:table-row>
        <table:table-row table:style-name="ro1">
          <table:table-cell office:value-type="string" calcext:value-type="string">
            <text:p>PF10</text:p>
          </table:table-cell>
          <table:table-cell office:value-type="string" calcext:value-type="string">
            <text:p>(A2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84];2;3))" office:value-type="float" office:value="58" calcext:value-type="float">
            <text:p>58</text:p>
          </table:table-cell>
          <table:table-cell office:value-type="string" calcext:value-type="string">
            <text:p>TEMP_M3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85];2;3))" office:value-type="float" office:value="93" calcext:value-type="float">
            <text:p>93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F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86];2;3))" office:value-type="float" office:value="94" calcext:value-type="float">
            <text:p>94</text:p>
          </table:table-cell>
          <table:table-cell office:value-type="string" calcext:value-type="string">
            <text:p>M5_STO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Neopixel</text:p>
          </table:table-cell>
          <table:table-cell office:value-type="string" calcext:value-type="string">
            <text:p>Input <text:s/>= 1</text:p>
          </table:table-cell>
          <table:table-cell table:formula="of:=NUMBERVALUE(MID([.D87];2;3))" office:value-type="float" office:value="95" calcext:value-type="float">
            <text:p>95</text:p>
          </table:table-cell>
          <table:table-cell office:value-type="string" calcext:value-type="string">
            <text:p>RGB_LED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E5_ENABLE_PIN</text:p>
          </table:table-cell>
          <table:table-cell office:value-type="string" calcext:value-type="string">
            <text:p>Input <text:s/>= 1</text:p>
          </table:table-cell>
          <table:table-cell table:formula="of:=NUMBERVALUE(MID([.D88];2;3))" office:value-type="float" office:value="96" calcext:value-type="float">
            <text:p>96</text:p>
          </table:table-cell>
          <table:table-cell office:value-type="string" calcext:value-type="string">
            <text:p>M3_EN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E6_CS_PIN</text:p>
          </table:table-cell>
          <table:table-cell office:value-type="string" calcext:value-type="string">
            <text:p>Input <text:s/>= 1</text:p>
          </table:table-cell>
          <table:table-cell table:formula="of:=NUMBERVALUE(MID([.D89];2;3))" office:value-type="float" office:value="97" calcext:value-type="float">
            <text:p>97</text:p>
          </table:table-cell>
          <table:table-cell office:value-type="string" calcext:value-type="string">
            <text:p>M4_CS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X_MIN_PIN</text:p>
          </table:table-cell>
          <table:table-cell office:value-type="string" calcext:value-type="string">
            <text:p>protected</text:p>
          </table:table-cell>
          <table:table-cell table:formula="of:=NUMBERVALUE(MID([.D90];2;3))" office:value-type="float" office:value="92" calcext:value-type="float">
            <text:p>92</text:p>
          </table:table-cell>
          <table:table-cell office:value-type="string" calcext:value-type="string">
            <text:p>X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</table:table-row>
        <table:table-row table:style-name="ro1">
          <table:table-cell office:value-type="string" calcext:value-type="string">
            <text:p>PF3</text:p>
          </table:table-cell>
          <table:table-cell office:value-type="string" calcext:value-type="string">
            <text:p>(A16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E3_STEP_PIN</text:p>
          </table:table-cell>
          <table:table-cell office:value-type="string" calcext:value-type="string">
            <text:p>Input <text:s/>= 1</text:p>
          </table:table-cell>
          <table:table-cell table:formula="of:=NUMBERVALUE(MID([.D91];2;3))" office:value-type="float" office:value="51" calcext:value-type="float">
            <text:p>51</text:p>
          </table:table-cell>
          <table:table-cell office:value-type="string" calcext:value-type="string">
            <text:p>M1_STE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4</text:p>
          </table:table-cell>
          <table:table-cell office:value-type="string" calcext:value-type="string">
            <text:p>(A17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92];2;3))" office:value-type="float" office:value="52" calcext:value-type="float">
            <text:p>52</text:p>
          </table:table-cell>
          <table:table-cell office:value-type="string" calcext:value-type="string">
            <text:p>M2_STO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5</text:p>
          </table:table-cell>
          <table:table-cell office:value-type="string" calcext:value-type="string">
            <text:p>(A18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93];2;3))" office:value-type="float" office:value="53" calcext:value-type="float">
            <text:p>53</text:p>
          </table:table-cell>
          <table:table-cell office:value-type="string" calcext:value-type="string">
            <text:p>TEMP_M5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(A19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94];2;3))" office:value-type="float" office:value="54" calcext:value-type="float">
            <text:p>54</text:p>
          </table:table-cell>
          <table:table-cell office:value-type="string" calcext:value-type="string">
            <text:p>M3_STO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(A2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95];2;3))" office:value-type="float" office:value="55" calcext:value-type="float">
            <text:p>55</text:p>
          </table:table-cell>
          <table:table-cell office:value-type="string" calcext:value-type="string">
            <text:p>TEMP_M4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8</text:p>
          </table:table-cell>
          <table:table-cell office:value-type="string" calcext:value-type="string">
            <text:p>(A2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E3_ENABLE_PIN</text:p>
          </table:table-cell>
          <table:table-cell office:value-type="string" calcext:value-type="string">
            <text:p>Input <text:s/>= 1</text:p>
          </table:table-cell>
          <table:table-cell table:formula="of:=NUMBERVALUE(MID([.D96];2;3))" office:value-type="float" office:value="56" calcext:value-type="float">
            <text:p>56</text:p>
          </table:table-cell>
          <table:table-cell office:value-type="string" calcext:value-type="string">
            <text:p>M1_EN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F9</text:p>
          </table:table-cell>
          <table:table-cell office:value-type="string" calcext:value-type="string">
            <text:p>(A2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7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97];2;3))" office:value-type="float" office:value="57" calcext:value-type="float">
            <text:p>57</text:p>
          </table:table-cell>
          <table:table-cell office:value-type="string" calcext:value-type="string">
            <text:p>TEMP_M2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E6_STEP_PIN</text:p>
          </table:table-cell>
          <table:table-cell office:value-type="string" calcext:value-type="string">
            <text:p>Input <text:s/>= 1</text:p>
          </table:table-cell>
          <table:table-cell table:formula="of:=NUMBERVALUE(MID([.D98];2;3))" office:value-type="float" office:value="98" calcext:value-type="float">
            <text:p>98</text:p>
          </table:table-cell>
          <table:table-cell office:value-type="string" calcext:value-type="string">
            <text:p>M4_STE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E6_DIR_PIN</text:p>
          </table:table-cell>
          <table:table-cell office:value-type="string" calcext:value-type="string">
            <text:p>Input <text:s/>= 0</text:p>
          </table:table-cell>
          <table:table-cell table:formula="of:=NUMBERVALUE(MID([.D99];2;3))" office:value-type="float" office:value="99" calcext:value-type="float">
            <text:p>99</text:p>
          </table:table-cell>
          <table:table-cell office:value-type="string" calcext:value-type="string">
            <text:p>M4_DIR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E0_CS_PIN</text:p>
          </table:table-cell>
          <table:table-cell office:value-type="string" calcext:value-type="string">
            <text:p>protected</text:p>
          </table:table-cell>
          <table:table-cell table:formula="of:=NUMBERVALUE(MID([.D100];2;3))" office:value-type="float" office:value="108" calcext:value-type="float">
            <text:p>108</text:p>
          </table:table-cell>
          <table:table-cell office:value-type="string" calcext:value-type="string">
            <text:p>UART E0 / E0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0_SPI</text:p>
          </table:table-cell>
        </table:table-row>
        <table:table-row table:style-name="ro1">
          <table:table-cell office:value-type="string" calcext:value-type="string">
            <text:p>PG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E0_DIR_PIN</text:p>
          </table:table-cell>
          <table:table-cell office:value-type="string" calcext:value-type="string">
            <text:p>protected</text:p>
          </table:table-cell>
          <table:table-cell table:formula="of:=NUMBERVALUE(MID([.D101];2;3))" office:value-type="float" office:value="109" calcext:value-type="float">
            <text:p>109</text:p>
          </table:table-cell>
          <table:table-cell office:value-type="string" calcext:value-type="string">
            <text:p>E0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</table:table-row>
        <table:table-row table:style-name="ro1">
          <table:table-cell office:value-type="string" calcext:value-type="string">
            <text:p>PG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E0_STEP_PIN</text:p>
          </table:table-cell>
          <table:table-cell office:value-type="string" calcext:value-type="string">
            <text:p>protected</text:p>
          </table:table-cell>
          <table:table-cell table:formula="of:=NUMBERVALUE(MID([.D102];2;3))" office:value-type="float" office:value="110" calcext:value-type="float">
            <text:p>110</text:p>
          </table:table-cell>
          <table:table-cell office:value-type="string" calcext:value-type="string">
            <text:p>E0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</table:table-row>
        <table:table-row table:style-name="ro1"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E0_ENABLE_PIN</text:p>
          </table:table-cell>
          <table:table-cell office:value-type="string" calcext:value-type="string">
            <text:p>protected</text:p>
          </table:table-cell>
          <table:table-cell table:formula="of:=NUMBERVALUE(MID([.D103];2;3))" office:value-type="float" office:value="111" calcext:value-type="float">
            <text:p>111</text:p>
          </table:table-cell>
          <table:table-cell office:value-type="string" calcext:value-type="string">
            <text:p>E0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</table:table-row>
        <table:table-row table:style-name="ro1"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FIL_RUNOUT_PIN</text:p>
          </table:table-cell>
          <table:table-cell office:value-type="string" calcext:value-type="string">
            <text:p>Input <text:s/>= 0</text:p>
          </table:table-cell>
          <table:table-cell table:formula="of:=NUMBERVALUE(MID([.D104];2;3))" office:value-type="float" office:value="112" calcext:value-type="float">
            <text:p>112</text:p>
          </table:table-cell>
          <table:table-cell office:value-type="string" calcext:value-type="string">
            <text:p>E0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</table:table-row>
        <table:table-row table:style-name="ro1">
          <table:table-cell office:value-type="string" calcext:value-type="string">
            <text:p>PG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TMC_SW_MOSI</text:p>
          </table:table-cell>
          <table:table-cell office:value-type="string" calcext:value-type="string">
            <text:p>Input <text:s/>= 0</text:p>
          </table:table-cell>
          <table:table-cell table:formula="of:=NUMBERVALUE(MID([.D105];2;3))" office:value-type="float" office:value="113" calcext:value-type="float">
            <text:p>11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</table:table-row>
        <table:table-row table:style-name="ro1">
          <table:table-cell office:value-type="string" calcext:value-type="string">
            <text:p>PG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E4_ENABLE_PIN</text:p>
          </table:table-cell>
          <table:table-cell office:value-type="string" calcext:value-type="string">
            <text:p>Input <text:s/>= 1</text:p>
          </table:table-cell>
          <table:table-cell table:formula="of:=NUMBERVALUE(MID([.D106];2;3))" office:value-type="float" office:value="100" calcext:value-type="float">
            <text:p>100</text:p>
          </table:table-cell>
          <table:table-cell office:value-type="string" calcext:value-type="string">
            <text:p>M2_EN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E3_DIR_PIN</text:p>
          </table:table-cell>
          <table:table-cell office:value-type="string" calcext:value-type="string">
            <text:p>Input <text:s/>= 0</text:p>
          </table:table-cell>
          <table:table-cell table:formula="of:=NUMBERVALUE(MID([.D107];2;3))" office:value-type="float" office:value="101" calcext:value-type="float">
            <text:p>101</text:p>
          </table:table-cell>
          <table:table-cell office:value-type="string" calcext:value-type="string">
            <text:p>M1_DIR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E3_CS_PIN</text:p>
          </table:table-cell>
          <table:table-cell office:value-type="string" calcext:value-type="string">
            <text:p>Input <text:s/>= 1</text:p>
          </table:table-cell>
          <table:table-cell table:formula="of:=NUMBERVALUE(MID([.D108];2;3))" office:value-type="float" office:value="102" calcext:value-type="float">
            <text:p>102</text:p>
          </table:table-cell>
          <table:table-cell office:value-type="string" calcext:value-type="string">
            <text:p>M1_CS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G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LCD_PINS_D7</text:p>
          </table:table-cell>
          <table:table-cell office:value-type="string" calcext:value-type="string">
            <text:p>Input <text:s/>= 1</text:p>
          </table:table-cell>
          <table:table-cell table:formula="of:=NUMBERVALUE(MID([.D109];2;3))" office:value-type="float" office:value="103" calcext:value-type="float">
            <text:p>103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G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LCD_PINS_D6</text:p>
          </table:table-cell>
          <table:table-cell office:value-type="string" calcext:value-type="string">
            <text:p>Input <text:s/>= 1</text:p>
          </table:table-cell>
          <table:table-cell table:formula="of:=NUMBERVALUE(MID([.D110];2;3))" office:value-type="float" office:value="104" calcext:value-type="float">
            <text:p>104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G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LCD_PINS_D5</text:p>
          </table:table-cell>
          <table:table-cell office:value-type="string" calcext:value-type="string">
            <text:p>Input <text:s/>= 0</text:p>
          </table:table-cell>
          <table:table-cell table:formula="of:=NUMBERVALUE(MID([.D111];2;3))" office:value-type="float" office:value="105" calcext:value-type="float">
            <text:p>105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G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LCD_PINS_D4</text:p>
          </table:table-cell>
          <table:table-cell office:value-type="string" calcext:value-type="string">
            <text:p>Input <text:s/>= 1</text:p>
          </table:table-cell>
          <table:table-cell table:formula="of:=NUMBERVALUE(MID([.D112];2;3))" office:value-type="float" office:value="106" calcext:value-type="float">
            <text:p>106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</table:table-row>
        <table:table-row table:style-name="ro1"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13];2;3))" office:value-type="float" office:value="107" calcext:value-type="float">
            <text:p>107</text:p>
          </table:table-cell>
          <table:table-cell office:value-type="string" calcext:value-type="string">
            <text:p>E1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</table:table-row>
        <table:table-row table:style-name="ro1">
          <table:table-cell office:value-type="string" calcext:value-type="string">
            <text:p>PH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114];2;3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115];2;3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BTN_EN2</text:p>
          </table:table-cell>
          <table:table-cell office:value-type="string" calcext:value-type="string">
            <text:p>Input <text:s/>= 1</text:p>
          </table:table-cell>
          <table:table-cell table:formula="of:=NUMBERVALUE(MID([.D116];2;3))" office:value-type="float" office:value="126" calcext:value-type="float">
            <text:p>126</text:p>
          </table:table-cell>
          <table:table-cell office:value-type="string" calcext:value-type="string">
            <text:p>EXT2 / EXT_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T2</text:p>
          </table:table-cell>
        </table:table-row>
        <table:table-row table:style-name="ro1">
          <table:table-cell office:value-type="string" calcext:value-type="string">
            <text:p>PH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Z_MIN_PROBE_PIN</text:p>
          </table:table-cell>
          <table:table-cell office:value-type="string" calcext:value-type="string">
            <text:p>protected</text:p>
          </table:table-cell>
          <table:table-cell table:formula="of:=NUMBERVALUE(MID([.D117];2;3))" office:value-type="float" office:value="127" calcext:value-type="float">
            <text:p>127</text:p>
          </table:table-cell>
          <table:table-cell office:value-type="string" calcext:value-type="string">
            <text:p>BL Touch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4</text:p>
          </table:table-cell>
        </table:table-row>
        <table:table-row table:style-name="ro1">
          <table:table-cell office:value-type="string" calcext:value-type="string">
            <text:p>PH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E7_STEP_PIN</text:p>
          </table:table-cell>
          <table:table-cell office:value-type="string" calcext:value-type="string">
            <text:p>Input <text:s/>= 1</text:p>
          </table:table-cell>
          <table:table-cell table:formula="of:=NUMBERVALUE(MID([.D118];2;3))" office:value-type="float" office:value="128" calcext:value-type="float">
            <text:p>128</text:p>
          </table:table-cell>
          <table:table-cell office:value-type="string" calcext:value-type="string">
            <text:p>M5_STE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H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19];2;3))" office:value-type="float" office:value="129" calcext:value-type="float">
            <text:p>12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5</text:p>
          </table:table-cell>
        </table:table-row>
        <table:table-row table:style-name="ro1">
          <table:table-cell office:value-type="string" calcext:value-type="string">
            <text:p>PH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E7_CS_PIN</text:p>
          </table:table-cell>
          <table:table-cell office:value-type="string" calcext:value-type="string">
            <text:p>Input <text:s/>= 1</text:p>
          </table:table-cell>
          <table:table-cell table:formula="of:=NUMBERVALUE(MID([.D120];2;3))" office:value-type="float" office:value="130" calcext:value-type="float">
            <text:p>130</text:p>
          </table:table-cell>
          <table:table-cell office:value-type="string" calcext:value-type="string">
            <text:p>M5_CS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H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E7_DIR_PIN</text:p>
          </table:table-cell>
          <table:table-cell office:value-type="string" calcext:value-type="string">
            <text:p>Input <text:s/>= 0</text:p>
          </table:table-cell>
          <table:table-cell table:formula="of:=NUMBERVALUE(MID([.D121];2;3))" office:value-type="float" office:value="131" calcext:value-type="float">
            <text:p>131</text:p>
          </table:table-cell>
          <table:table-cell office:value-type="string" calcext:value-type="string">
            <text:p>M5_DIR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H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MAX6675_SS2_PIN</text:p>
          </table:table-cell>
          <table:table-cell office:value-type="string" calcext:value-type="string">
            <text:p>Input <text:s/>= 1</text:p>
          </table:table-cell>
          <table:table-cell table:formula="of:=NUMBERVALUE(MID([.D122];2;3))" office:value-type="float" office:value="118" calcext:value-type="float">
            <text:p>118</text:p>
          </table:table-cell>
          <table:table-cell office:value-type="string" calcext:value-type="string">
            <text:p>KCS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H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23];2;3)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24];2;3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25];2;3)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26];2;3))" office:value-type="float" office:value="122" calcext:value-type="float">
            <text:p>122</text:p>
          </table:table-cell>
          <table:table-cell office:value-type="string" calcext:value-type="string">
            <text:p>J77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7</text:p>
          </table:table-cell>
        </table:table-row>
        <table:table-row table:style-name="ro1">
          <table:table-cell office:value-type="string" calcext:value-type="string">
            <text:p>PH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formula="of:=NUMBERVALUE(MID([.D127];2;3))" office:value-type="float" office:value="123" calcext:value-type="float">
            <text:p>1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5</text:p>
          </table:table-cell>
        </table:table-row>
        <table:table-row table:style-name="ro1">
          <table:table-cell office:value-type="string" calcext:value-type="string">
            <text:p>PH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formula="of:=NUMBERVALUE(MID([.D128];2;3))" office:value-type="float" office:value="124" calcext:value-type="float">
            <text:p>1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5</text:p>
          </table:table-cell>
        </table:table-row>
        <table:table-row table:style-name="ro1">
          <table:table-cell office:value-type="string" calcext:value-type="string">
            <text:p>PH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MAX6675_SS_PIN</text:p>
          </table:table-cell>
          <table:table-cell office:value-type="string" calcext:value-type="string">
            <text:p>Input <text:s/>= 1</text:p>
          </table:table-cell>
          <table:table-cell table:formula="of:=NUMBERVALUE(MID([.D129];2;3)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E7_ENABLE_PIN</text:p>
          </table:table-cell>
          <table:table-cell office:value-type="string" calcext:value-type="string">
            <text:p>Input <text:s/>= 1</text:p>
          </table:table-cell>
          <table:table-cell table:formula="of:=NUMBERVALUE(MID([.D130];2;3))" office:value-type="float" office:value="132" calcext:value-type="float">
            <text:p>132</text:p>
          </table:table-cell>
          <table:table-cell office:value-type="string" calcext:value-type="string">
            <text:p>M5_EN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MAX6675_SCK_PIN</text:p>
          </table:table-cell>
          <table:table-cell office:value-type="string" calcext:value-type="string">
            <text:p>Input <text:s/>= 1</text:p>
          </table:table-cell>
          <table:table-cell table:formula="of:=NUMBERVALUE(MID([.D131];2;3))" office:value-type="float" office:value="133" calcext:value-type="float">
            <text:p>133</text:p>
          </table:table-cell>
          <table:table-cell office:value-type="string" calcext:value-type="string">
            <text:p>KSCK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11</text:p>
          </table:table-cell>
          <table:table-cell/>
          <table:table-cell office:value-type="string" calcext:value-type="string">
            <text:p>M42</text:p>
          </table:table-cell>
          <table:table-cell/>
          <table:table-cell office:value-type="string" calcext:value-type="string">
            <text:p>Power Loss</text:p>
          </table:table-cell>
          <table:table-cell office:value-type="string" calcext:value-type="string">
            <text:p>Input <text:s/>= 1</text:p>
          </table:table-cell>
          <table:table-cell/>
          <table:table-cell office:value-type="string" calcext:value-type="string">
            <text:p>J76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6</text:p>
          </table:table-cell>
        </table:table-row>
        <table:table-row table:style-name="ro1">
          <table:table-cell office:value-type="string" calcext:value-type="string">
            <text:p>PI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MAX6675_DO_PIN</text:p>
          </table:table-cell>
          <table:table-cell office:value-type="string" calcext:value-type="string">
            <text:p>Input <text:s/>= 1</text:p>
          </table:table-cell>
          <table:table-cell table:formula="of:=NUMBERVALUE(MID([.D133];2;3))" office:value-type="float" office:value="134" calcext:value-type="float">
            <text:p>134</text:p>
          </table:table-cell>
          <table:table-cell office:value-type="string" calcext:value-type="string">
            <text:p>KMOSI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4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1</text:p>
          </table:table-cell>
          <table:table-cell/>
          <table:table-cell office:value-type="string" calcext:value-type="string">
            <text:p>M1_STO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5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0</text:p>
          </table:table-cell>
          <table:table-cell/>
          <table:table-cell office:value-type="string" calcext:value-type="string">
            <text:p>FAN_M1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HEATER_7_PIN</text:p>
          </table:table-cell>
          <table:table-cell office:value-type="string" calcext:value-type="string">
            <text:p>Input <text:s/>= 0</text:p>
          </table:table-cell>
          <table:table-cell table:formula="of:=NUMBERVALUE(MID([.D136];2;3))" office:value-type="float" office:value="138" calcext:value-type="float">
            <text:p>138</text:p>
          </table:table-cell>
          <table:table-cell office:value-type="string" calcext:value-type="string">
            <text:p>HEATER_M5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7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1</text:p>
          </table:table-cell>
          <table:table-cell/>
          <table:table-cell office:value-type="string" calcext:value-type="string">
            <text:p>M4_STOP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PI8</text:p>
          </table:table-cell>
          <table:table-cell/>
          <table:table-cell office:value-type="string" calcext:value-type="string">
            <text:p>M42</text:p>
          </table:table-cell>
          <table:table-cell table:number-columns-repeated="4"/>
          <table:table-cell office:value-type="string" calcext:value-type="string">
            <text:p>EXT_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T_1</text:p>
          </table:table-cell>
        </table:table-row>
        <table:table-row table:style-name="ro1">
          <table:table-cell office:value-type="string" calcext:value-type="string">
            <text:p>PI9</text:p>
          </table:table-cell>
          <table:table-cell/>
          <table:table-cell office:value-type="string" calcext:value-type="string">
            <text:p>M42</text:p>
          </table:table-cell>
          <table:table-cell table:number-columns-repeated="4"/>
          <table:table-cell office:value-type="string" calcext:value-type="string">
            <text:p>CA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S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40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CK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41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SI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142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_STOP_PIN</text:p>
          </table:table-cell>
          <table:table-cell office:value-type="string" calcext:value-type="string">
            <text:p>protected</text:p>
          </table:table-cell>
          <table:table-cell table:formula="of:=NUMBERVALUE(MID([.D143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_STOP_PIN</text:p>
          </table:table-cell>
          <table:table-cell office:value-type="string" calcext:value-type="string">
            <text:p>protected</text:p>
          </table:table-cell>
          <table:table-cell table:formula="of:=NUMBERVALUE(MID([.D144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X_STOP_PIN</text:p>
          </table:table-cell>
          <table:table-cell office:value-type="string" calcext:value-type="string">
            <text:p>protected</text:p>
          </table:table-cell>
          <table:table-cell table:formula="of:=NUMBERVALUE(MID([.D145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HERMO_CS2_PIN</text:p>
          </table:table-cell>
          <table:table-cell office:value-type="string" calcext:value-type="string">
            <text:p>Input <text:s/>= 1</text:p>
          </table:table-cell>
          <table:table-cell table:formula="of:=NUMBERVALUE(MID([.D146];2;3))" office:value-type="string" office:string-value="" calcext:value-type="error">
            <text:p>#WAARD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HERMO_CS1_PIN</text:p>
          </table:table-cell>
          <table:table-cell office:value-type="string" calcext:value-type="string">
            <text:p>Input <text:s/>= 1</text:p>
          </table:table-cell>
          <table:table-cell table:formula="of:=NUMBERVALUE(MID([.D147];2;3))" office:value-type="string" office:string-value="" calcext:value-type="error">
            <text:p>#WAARDE!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inouts.A1:pinouts.J1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54:32.16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2T14:20:07.883000000</dc:date>
    <meta:editing-duration>PT3H1M39S</meta:editing-duration>
    <meta:editing-cycles>8</meta:editing-cycles>
    <meta:generator>LibreOffice/7.0.3.1$Windows_X86_64 LibreOffice_project/d7547858d014d4cf69878db179d326fc3483e082</meta:generator>
    <meta:document-statistic meta:table-count="1" meta:cell-count="1174" meta:object-count="0"/>
  </office:meta>
</office:document-meta>
</file>